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time-style style:name="N60">
      <number:hours number:style="long"/>
      <number:text>:</number:text>
      <number:minutes number:style="long"/>
    </number:time-style>
    <style:style style:name="ce14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4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 style:data-style-name="N41">
      <style:table-cell-properties style:text-align-source="fix" style:repeat-content="false" fo:border="0.74pt ridge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41">
      <style:table-cell-properties fo:border="0.74pt solid #000000"/>
    </style:style>
    <style:style style:name="ce10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60">
      <style:table-cell-properties fo:border="0.74pt ridge #000000"/>
    </style:style>
    <style:style style:name="ce13" style:family="table-cell" style:parent-style-name="Default" style:data-style-name="N60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60">
      <style:table-cell-properties fo:border="0.74pt solid #000000"/>
    </style:style>
    <style:style style:name="ce25" style:family="table-cell" style:parent-style-name="Default" style:data-style-name="N60">
      <style:table-cell-properties style:text-align-source="fix" style:repeat-content="false" fo:border="0.74pt ridge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74pt ridge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7" table:default-cell-style-name="ce13"/>
        <table:table-column table:style-name="co2" table:number-columns-repeated="3" table:default-cell-style-name="ce4"/>
        <table:table-column table:style-name="co2" table:number-columns-repeated="2" table:default-cell-style-name="Default"/>
        <table:table-column table:style-name="co2" table:number-columns-repeated="16370" table:default-cell-style-name="ce4"/>
        <table:table-column table:style-name="co3" table:default-cell-style-name="ce4"/>
        <table:table-row table:style-name="ro1">
          <table:table-cell table:style-name="ce14" office:value-type="string" calcext:value-type="string" table:number-columns-spanned="8" table:number-rows-spanned="1">
            <text:p>NOVEMBRE</text:p>
          </table:table-cell>
          <table:covered-table-cell table:style-name="ce19"/>
          <table:covered-table-cell table:number-columns-repeated="6" table:style-name="ce24"/>
          <table:table-cell table:style-name="ce15"/>
          <table:table-cell table:number-columns-repeated="16375"/>
        </table:table-row>
        <table:table-row table:style-name="ro2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5" calcext:value-type="date">
            <text:p>25 novembre 2025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11" office:value-type="time" office:time-value="PT13H00M00S" calcext:value-type="time">
            <text:p>13:00</text:p>
          </table:table-cell>
          <table:table-cell table:style-name="ce11" table:number-columns-repeated="4"/>
          <table:table-cell table:style-name="ce11" table:formula="of:=([.C3]-[.B3])+([.E3]-[.D3])+([.G3]-[.F3])" office:value-type="time" office:time-value="PT03H00M00S" calcext:value-type="time">
            <text:p>03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6" calcext:value-type="date">
            <text:p>26 novembre 2025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11" office:value-type="time" office:time-value="PT10H33M00S" calcext:value-type="time">
            <text:p>10:33</text:p>
          </table:table-cell>
          <table:table-cell table:style-name="ce11" office:value-type="time" office:time-value="PT15H11M00S" calcext:value-type="time">
            <text:p>15:11</text:p>
          </table:table-cell>
          <table:table-cell table:style-name="ce11" office:value-type="time" office:time-value="PT16H37M00S" calcext:value-type="time">
            <text:p>16:37</text:p>
          </table:table-cell>
          <table:table-cell table:style-name="ce11" table:number-columns-repeated="2"/>
          <table:table-cell table:style-name="ce11" table:formula="of:=([.C4]-[.B4])+([.E4]-[.D4])+([.G4]-[.F4])" office:value-type="time" office:time-value="PT01H59M00S" calcext:value-type="time">
            <text:p>01:59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7" calcext:value-type="date">
            <text:p>27 novembre 2025</text:p>
          </table:table-cell>
          <table:table-cell table:style-name="ce11" office:value-type="time" office:time-value="PT15H17M00S" calcext:value-type="time">
            <text:p>15:17</text:p>
          </table:table-cell>
          <table:table-cell table:style-name="ce11" office:value-type="time" office:time-value="PT16H20M00S" calcext:value-type="time">
            <text:p>16:20</text:p>
          </table:table-cell>
          <table:table-cell table:style-name="ce11" table:number-columns-repeated="4"/>
          <table:table-cell table:style-name="ce11" table:formula="of:=([.C5]-[.B5])+([.E5]-[.D5])+([.G5]-[.F5])" office:value-type="time" office:time-value="PT01H03M00S" calcext:value-type="time">
            <text:p>01:03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8" calcext:value-type="date">
            <text:p>28 novembre 2025</text:p>
          </table:table-cell>
          <table:table-cell table:style-name="ce11" office:value-type="time" office:time-value="PT11H00M00S" calcext:value-type="time">
            <text:p>11:00</text:p>
          </table:table-cell>
          <table:table-cell table:style-name="ce11" office:value-type="time" office:time-value="PT11H56M00S" calcext:value-type="time">
            <text:p>11:56</text:p>
          </table:table-cell>
          <table:table-cell table:style-name="ce11" office:value-type="time" office:time-value="PT12H22M00S" calcext:value-type="time">
            <text:p>12:22</text:p>
          </table:table-cell>
          <table:table-cell table:style-name="ce11" office:value-type="time" office:time-value="PT12H54M00S" calcext:value-type="time">
            <text:p>12:54</text:p>
          </table:table-cell>
          <table:table-cell table:style-name="ce11" office:value-type="time" office:time-value="PT15H20M00S" calcext:value-type="time">
            <text:p>15:20</text:p>
          </table:table-cell>
          <table:table-cell table:style-name="ce11" office:value-type="time" office:time-value="PT16H46M00S" calcext:value-type="time">
            <text:p>16:46</text:p>
          </table:table-cell>
          <table:table-cell table:style-name="ce11" table:formula="of:=([.C6]-[.B6])+([.E6]-[.D6])+([.G6]-[.F6])" office:value-type="time" office:time-value="PT02H54M00S" calcext:value-type="time">
            <text:p>02:54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9" calcext:value-type="date">
            <text:p>29 novembre 2025</text:p>
          </table:table-cell>
          <table:table-cell table:style-name="ce11" table:number-columns-repeated="6"/>
          <table:table-cell table:style-name="ce10" table:formula="of:=([.C7]-[.B7])+([.E7]-[.D7])+([.G7]-[.F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30" calcext:value-type="date">
            <text:p>30 novembre 2025</text:p>
          </table:table-cell>
          <table:table-cell table:style-name="ce11" table:number-columns-repeated="6"/>
          <table:table-cell table:style-name="ce10" table:formula="of:=([.C8]-[.B8])+([.E8]-[.D8])+([.G8]-[.F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4">
          <table:table-cell table:style-name="ce17" office:value-type="string" calcext:value-type="string" table:number-columns-spanned="7" table:number-rows-spanned="1">
            <text:p>Totale: </text:p>
          </table:table-cell>
          <table:covered-table-cell table:number-columns-repeated="6" table:style-name="ce12"/>
          <table:table-cell table:style-name="ce25" table:formula="of:=SUM([.H3:.H8])" office:value-type="time" office:time-value="PT08H56M00S" calcext:value-type="time">
            <text:p>08:56</text:p>
          </table:table-cell>
          <table:table-cell table:style-name="Default" table:number-columns-repeated="3"/>
          <table:table-cell table:number-columns-repeated="16373"/>
        </table:table-row>
        <table:table-row table:style-name="ro5">
          <table:table-cell table:style-name="ce14" office:value-type="string" calcext:value-type="string" table:number-columns-spanned="8" table:number-rows-spanned="1">
            <text:p>DICEMBRE</text:p>
          </table:table-cell>
          <table:covered-table-cell table:number-columns-repeated="6" table:style-name="ce12"/>
          <table:covered-table-cell table:style-name="ce10" table:formula="of:=([.C10]-[.B10])+([.E10]-[.D10])+([.G10]-[.F10])" office:value-type="time" office:time-value="PT00H00M00S" calcext:value-type="time">
            <text:p>00:00</text:p>
          </table:covered-table-cell>
          <table:table-cell table:style-name="ce15"/>
          <table:table-cell table:number-columns-repeated="16375"/>
        </table:table-row>
        <table:table-row table:style-name="ro6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1" calcext:value-type="date">
            <text:p>1 dicembre 2025</text:p>
          </table:table-cell>
          <table:table-cell table:style-name="ce11" office:value-type="time" office:time-value="PT11H47M00S" calcext:value-type="time">
            <text:p>11:47</text:p>
          </table:table-cell>
          <table:table-cell table:style-name="ce11" office:value-type="time" office:time-value="PT12H15M00S" calcext:value-type="time">
            <text:p>12:15</text:p>
          </table:table-cell>
          <table:table-cell table:style-name="ce11" table:number-columns-repeated="4"/>
          <table:table-cell table:style-name="ce11" table:formula="of:=([.C12]-[.B12])+([.E12]-[.D12])+([.G12]-[.F12])" office:value-type="time" office:time-value="PT00H28M00S" calcext:value-type="time">
            <text:p>00:28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2" calcext:value-type="date">
            <text:p>2 dicembre 2025</text:p>
          </table:table-cell>
          <table:table-cell table:style-name="ce11" office:value-type="time" office:time-value="PT10H42M00S" calcext:value-type="time">
            <text:p>10:42</text:p>
          </table:table-cell>
          <table:table-cell table:style-name="ce11" office:value-type="time" office:time-value="PT12H04M00S" calcext:value-type="time">
            <text:p>12:04</text:p>
          </table:table-cell>
          <table:table-cell table:style-name="ce11" office:value-type="time" office:time-value="PT14H23M00S" calcext:value-type="time">
            <text:p>14:23</text:p>
          </table:table-cell>
          <table:table-cell table:style-name="ce11" office:value-type="time" office:time-value="PT15H00M00S" calcext:value-type="time">
            <text:p>15:00</text:p>
          </table:table-cell>
          <table:table-cell table:style-name="ce11" office:value-type="time" office:time-value="PT15H19M00S" calcext:value-type="time">
            <text:p>15:19</text:p>
          </table:table-cell>
          <table:table-cell table:style-name="ce11" office:value-type="time" office:time-value="PT16H08M00S" calcext:value-type="time">
            <text:p>16:08</text:p>
          </table:table-cell>
          <table:table-cell table:style-name="ce11" table:formula="of:=([.C13]-[.B13])+([.E13]-[.D13])+([.G13]-[.F13])" office:value-type="time" office:time-value="PT02H48M00S" calcext:value-type="time">
            <text:p>02:48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3" calcext:value-type="date">
            <text:p>3 dicembre 2025</text:p>
          </table:table-cell>
          <table:table-cell table:style-name="ce11" table:number-columns-repeated="6"/>
          <table:table-cell table:style-name="ce10" table:formula="of:=([.C14]-[.B14])+([.E14]-[.D14])+([.G14]-[.F14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4" calcext:value-type="date">
            <text:p>4 dicembre 2025</text:p>
          </table:table-cell>
          <table:table-cell table:style-name="ce11" table:number-columns-repeated="6"/>
          <table:table-cell table:style-name="ce10" table:formula="of:=([.C15]-[.B15])+([.E15]-[.D15])+([.G15]-[.F15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5" calcext:value-type="date">
            <text:p>5 dicembre 2025</text:p>
          </table:table-cell>
          <table:table-cell table:style-name="ce11" office:value-type="time" office:time-value="PT15H52M00S" calcext:value-type="time">
            <text:p>15:52</text:p>
          </table:table-cell>
          <table:table-cell table:style-name="ce11" office:value-type="time" office:time-value="PT16H44M00S" calcext:value-type="time">
            <text:p>16:44</text:p>
          </table:table-cell>
          <table:table-cell table:style-name="ce11" office:value-type="time" office:time-value="PT17H38M00S" calcext:value-type="time">
            <text:p>17:38</text:p>
          </table:table-cell>
          <table:table-cell table:style-name="ce11" office:value-type="time" office:time-value="PT18H31M00S" calcext:value-type="time">
            <text:p>18:31</text:p>
          </table:table-cell>
          <table:table-cell table:style-name="ce11" table:number-columns-repeated="2"/>
          <table:table-cell table:style-name="ce11" table:formula="of:=([.C16]-[.B16])+([.E16]-[.D16])+([.G16]-[.F16])" office:value-type="time" office:time-value="PT01H45M00S" calcext:value-type="time">
            <text:p>01:45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6" calcext:value-type="date">
            <text:p>6 dicembre 2025</text:p>
          </table:table-cell>
          <table:table-cell table:style-name="ce11" table:number-columns-repeated="6"/>
          <table:table-cell table:style-name="ce10" table:formula="of:=([.C17]-[.B17])+([.E17]-[.D17])+([.G17]-[.F1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7" calcext:value-type="date">
            <text:p>7 dicembre 2025</text:p>
          </table:table-cell>
          <table:table-cell table:style-name="ce11" office:value-type="time" office:time-value="PT14H45M00S" calcext:value-type="time">
            <text:p>14:45</text:p>
          </table:table-cell>
          <table:table-cell table:style-name="ce11" office:value-type="time" office:time-value="PT15H34M00S" calcext:value-type="time">
            <text:p>15:34</text:p>
          </table:table-cell>
          <table:table-cell table:style-name="ce11" table:number-columns-repeated="4"/>
          <table:table-cell table:style-name="ce11" table:formula="of:=([.C18]-[.B18])+([.E18]-[.D18])+([.G18]-[.F18])" office:value-type="time" office:time-value="PT00H49M00S" calcext:value-type="time">
            <text:p>00:49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8" calcext:value-type="date">
            <text:p>8 dicembre 2025</text:p>
          </table:table-cell>
          <table:table-cell table:style-name="ce11" table:number-columns-repeated="6"/>
          <table:table-cell table:style-name="ce10" table:formula="of:=([.C19]-[.B19])+([.E19]-[.D19])+([.G19]-[.F19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9" calcext:value-type="date">
            <text:p>9 dicembre 2025</text:p>
          </table:table-cell>
          <table:table-cell table:style-name="ce11" table:number-columns-repeated="6"/>
          <table:table-cell table:style-name="ce10" table:formula="of:=([.C20]-[.B20])+([.E20]-[.D20])+([.G20]-[.F20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0" calcext:value-type="date">
            <text:p>10 dicembre 2025</text:p>
          </table:table-cell>
          <table:table-cell table:style-name="ce11" table:number-columns-repeated="6"/>
          <table:table-cell table:style-name="ce10" table:formula="of:=([.C21]-[.B21])+([.E21]-[.D21])+([.G21]-[.F21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1" calcext:value-type="date">
            <text:p>11 dicembre 2025</text:p>
          </table:table-cell>
          <table:table-cell table:style-name="ce11" table:number-columns-repeated="6"/>
          <table:table-cell table:style-name="ce10" table:formula="of:=([.C22]-[.B22])+([.E22]-[.D22])+([.G22]-[.F2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2" calcext:value-type="date">
            <text:p>12 dicembre 2025</text:p>
          </table:table-cell>
          <table:table-cell table:style-name="ce11" table:number-columns-repeated="6"/>
          <table:table-cell table:style-name="ce10" table:formula="of:=([.C23]-[.B23])+([.E23]-[.D23])+([.G23]-[.F23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3" calcext:value-type="date">
            <text:p>13 dicembre 2025</text:p>
          </table:table-cell>
          <table:table-cell table:style-name="ce11" table:number-columns-repeated="6"/>
          <table:table-cell table:style-name="ce10" table:formula="of:=([.C24]-[.B24])+([.E24]-[.D24])+([.G24]-[.F24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4" calcext:value-type="date">
            <text:p>14 dicembre 2025</text:p>
          </table:table-cell>
          <table:table-cell table:style-name="ce11" table:number-columns-repeated="6"/>
          <table:table-cell table:style-name="ce10" table:formula="of:=([.C25]-[.B25])+([.E25]-[.D25])+([.G25]-[.F25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5" calcext:value-type="date">
            <text:p>15 dicembre 2025</text:p>
          </table:table-cell>
          <table:table-cell table:style-name="ce11" table:number-columns-repeated="6"/>
          <table:table-cell table:style-name="ce10" table:formula="of:=([.C26]-[.B26])+([.E26]-[.D26])+([.G26]-[.F26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6" calcext:value-type="date">
            <text:p>16 dicembre 2025</text:p>
          </table:table-cell>
          <table:table-cell table:style-name="ce11" table:number-columns-repeated="6"/>
          <table:table-cell table:style-name="ce10" table:formula="of:=([.C27]-[.B27])+([.E27]-[.D27])+([.G27]-[.F2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7" calcext:value-type="date">
            <text:p>17 dicembre 2025</text:p>
          </table:table-cell>
          <table:table-cell table:style-name="ce11" table:number-columns-repeated="6"/>
          <table:table-cell table:style-name="ce10" table:formula="of:=([.C28]-[.B28])+([.E28]-[.D28])+([.G28]-[.F2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8" calcext:value-type="date">
            <text:p>18 dicembre 2025</text:p>
          </table:table-cell>
          <table:table-cell table:style-name="ce11" table:number-columns-repeated="6"/>
          <table:table-cell table:style-name="ce10" table:formula="of:=([.C29]-[.B29])+([.E29]-[.D29])+([.G29]-[.F29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9" calcext:value-type="date">
            <text:p>19 dicembre 2025</text:p>
          </table:table-cell>
          <table:table-cell table:style-name="ce11" table:number-columns-repeated="6"/>
          <table:table-cell table:style-name="ce10" table:formula="of:=([.C30]-[.B30])+([.E30]-[.D30])+([.G30]-[.F30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0" calcext:value-type="date">
            <text:p>20 dicembre 2025</text:p>
          </table:table-cell>
          <table:table-cell table:style-name="ce11" table:number-columns-repeated="6"/>
          <table:table-cell table:style-name="ce10" table:formula="of:=([.C31]-[.B31])+([.E31]-[.D31])+([.G31]-[.F31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1" calcext:value-type="date">
            <text:p>21 dicembre 2025</text:p>
          </table:table-cell>
          <table:table-cell table:style-name="ce11" table:number-columns-repeated="6"/>
          <table:table-cell table:style-name="ce10" table:formula="of:=([.C32]-[.B32])+([.E32]-[.D32])+([.G32]-[.F3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2" calcext:value-type="date">
            <text:p>22 dicembre 2025</text:p>
          </table:table-cell>
          <table:table-cell table:style-name="ce11" table:number-columns-repeated="6"/>
          <table:table-cell table:style-name="ce10" table:formula="of:=([.C33]-[.B33])+([.E33]-[.D33])+([.G33]-[.F33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3" calcext:value-type="date">
            <text:p>23 dicembre 2025</text:p>
          </table:table-cell>
          <table:table-cell table:style-name="ce11" table:number-columns-repeated="6"/>
          <table:table-cell table:style-name="ce10" table:formula="of:=([.C34]-[.B34])+([.E34]-[.D34])+([.G34]-[.F34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4" calcext:value-type="date">
            <text:p>24 dicembre 2025</text:p>
          </table:table-cell>
          <table:table-cell table:style-name="ce11" table:number-columns-repeated="6"/>
          <table:table-cell table:style-name="ce10" table:formula="of:=([.C35]-[.B35])+([.E35]-[.D35])+([.G35]-[.F35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5" calcext:value-type="date">
            <text:p>25 dicembre 2025</text:p>
          </table:table-cell>
          <table:table-cell table:style-name="ce11" table:number-columns-repeated="6"/>
          <table:table-cell table:style-name="ce10" table:formula="of:=([.C36]-[.B36])+([.E36]-[.D36])+([.G36]-[.F36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6" calcext:value-type="date">
            <text:p>26 dicembre 2025</text:p>
          </table:table-cell>
          <table:table-cell table:style-name="ce11" table:number-columns-repeated="6"/>
          <table:table-cell table:style-name="ce10" table:formula="of:=([.C37]-[.B37])+([.E37]-[.D37])+([.G37]-[.F3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7" calcext:value-type="date">
            <text:p>27 dicembre 2025</text:p>
          </table:table-cell>
          <table:table-cell table:style-name="ce11" table:number-columns-repeated="6"/>
          <table:table-cell table:style-name="ce10" table:formula="of:=([.C38]-[.B38])+([.E38]-[.D38])+([.G38]-[.F3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8" calcext:value-type="date">
            <text:p>28 dicembre 2025</text:p>
          </table:table-cell>
          <table:table-cell table:style-name="ce11" table:number-columns-repeated="6"/>
          <table:table-cell table:style-name="ce10" table:formula="of:=([.C39]-[.B39])+([.E39]-[.D39])+([.G39]-[.F39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9" calcext:value-type="date">
            <text:p>29 dicembre 2025</text:p>
          </table:table-cell>
          <table:table-cell table:style-name="ce11" table:number-columns-repeated="6"/>
          <table:table-cell table:style-name="ce10" table:formula="of:=([.C40]-[.B40])+([.E40]-[.D40])+([.G40]-[.F40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30" calcext:value-type="date">
            <text:p>30 dicembre 2025</text:p>
          </table:table-cell>
          <table:table-cell table:style-name="ce11" table:number-columns-repeated="6"/>
          <table:table-cell table:style-name="ce10" table:formula="of:=([.C41]-[.B41])+([.E41]-[.D41])+([.G41]-[.F41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31" calcext:value-type="date">
            <text:p>31 dicembre 2025</text:p>
          </table:table-cell>
          <table:table-cell table:style-name="ce11" table:number-columns-repeated="6"/>
          <table:table-cell table:style-name="ce10" table:formula="of:=([.C42]-[.B42])+([.E42]-[.D42])+([.G42]-[.F4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17" office:value-type="string" calcext:value-type="string" table:number-columns-spanned="7" table:number-rows-spanned="1">
            <text:p>Totale: </text:p>
          </table:table-cell>
          <table:covered-table-cell table:number-columns-repeated="6" table:style-name="ce12"/>
          <table:table-cell table:style-name="ce25" table:formula="of:=(SUM([.H12:.H42]))+[.H9]" office:value-type="time" office:time-value="PT14H46M00S" calcext:value-type="time">
            <text:p>14:46</text:p>
          </table:table-cell>
          <table:table-cell table:number-columns-repeated="16376"/>
        </table:table-row>
        <table:table-row table:style-name="ro3">
          <table:table-cell table:style-name="ce14" office:value-type="string" calcext:value-type="string" table:number-columns-spanned="8" table:number-rows-spanned="1">
            <text:p>Gennaio</text:p>
          </table:table-cell>
          <table:covered-table-cell table:number-columns-repeated="6" table:style-name="ce12"/>
          <table:covered-table-cell table:style-name="ce10" table:formula="of:=([.C44]-[.B44])+([.E44]-[.D44])+([.G44]-[.F44])" office:value-type="time" office:time-value="PT00H00M00S" calcext:value-type="time">
            <text:p>00:00</text:p>
          </table:covered-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1" calcext:value-type="date">
            <text:p>1 gennaio 2026</text:p>
          </table:table-cell>
          <table:table-cell table:style-name="ce11" table:number-columns-repeated="6"/>
          <table:table-cell table:style-name="ce10" table:formula="of:=([.C46]-[.B46])+([.E46]-[.D46])+([.G46]-[.F4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2" calcext:value-type="date">
            <text:p>2 gennaio 2026</text:p>
          </table:table-cell>
          <table:table-cell table:style-name="ce11" table:number-columns-repeated="6"/>
          <table:table-cell table:style-name="ce10" table:formula="of:=([.C47]-[.B47])+([.E47]-[.D47])+([.G47]-[.F47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3" calcext:value-type="date">
            <text:p>3 gennaio 2026</text:p>
          </table:table-cell>
          <table:table-cell table:style-name="ce11" table:number-columns-repeated="6"/>
          <table:table-cell table:style-name="ce10" table:formula="of:=([.C48]-[.B48])+([.E48]-[.D48])+([.G48]-[.F48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4" calcext:value-type="date">
            <text:p>4 gennaio 2026</text:p>
          </table:table-cell>
          <table:table-cell table:style-name="ce11" table:number-columns-repeated="6"/>
          <table:table-cell table:style-name="ce10" table:formula="of:=([.C49]-[.B49])+([.E49]-[.D49])+([.G49]-[.F49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5" calcext:value-type="date">
            <text:p>5 gennaio 2026</text:p>
          </table:table-cell>
          <table:table-cell table:style-name="ce11" table:number-columns-repeated="6"/>
          <table:table-cell table:style-name="ce10" table:formula="of:=([.C50]-[.B50])+([.E50]-[.D50])+([.G50]-[.F5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6" calcext:value-type="date">
            <text:p>6 gennaio 2026</text:p>
          </table:table-cell>
          <table:table-cell table:style-name="ce11" table:number-columns-repeated="6"/>
          <table:table-cell table:style-name="ce10" table:formula="of:=([.C51]-[.B51])+([.E51]-[.D51])+([.G51]-[.F51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7" calcext:value-type="date">
            <text:p>7 gennaio 2026</text:p>
          </table:table-cell>
          <table:table-cell table:style-name="ce11" table:number-columns-repeated="6"/>
          <table:table-cell table:style-name="ce10" table:formula="of:=([.C52]-[.B52])+([.E52]-[.D52])+([.G52]-[.F5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8" calcext:value-type="date">
            <text:p>8 gennaio 2026</text:p>
          </table:table-cell>
          <table:table-cell table:style-name="ce11" table:number-columns-repeated="6"/>
          <table:table-cell table:style-name="ce10" table:formula="of:=([.C53]-[.B53])+([.E53]-[.D53])+([.G53]-[.F53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9" calcext:value-type="date">
            <text:p>9 gennaio 2026</text:p>
          </table:table-cell>
          <table:table-cell table:style-name="ce11" table:number-columns-repeated="6"/>
          <table:table-cell table:style-name="ce10" table:formula="of:=([.C54]-[.B54])+([.E54]-[.D54])+([.G54]-[.F54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0" calcext:value-type="date">
            <text:p>10 gennaio 2026</text:p>
          </table:table-cell>
          <table:table-cell table:style-name="ce11" table:number-columns-repeated="6"/>
          <table:table-cell table:style-name="ce10" table:formula="of:=([.C55]-[.B55])+([.E55]-[.D55])+([.G55]-[.F55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1" calcext:value-type="date">
            <text:p>11 gennaio 2026</text:p>
          </table:table-cell>
          <table:table-cell table:style-name="ce11" table:number-columns-repeated="6"/>
          <table:table-cell table:style-name="ce10" table:formula="of:=([.C56]-[.B56])+([.E56]-[.D56])+([.G56]-[.F5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2" calcext:value-type="date">
            <text:p>12 gennaio 2026</text:p>
          </table:table-cell>
          <table:table-cell table:style-name="ce11" table:number-columns-repeated="6"/>
          <table:table-cell table:style-name="ce10" table:formula="of:=([.C57]-[.B57])+([.E57]-[.D57])+([.G57]-[.F57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3" calcext:value-type="date">
            <text:p>13 gennaio 2026</text:p>
          </table:table-cell>
          <table:table-cell table:style-name="ce11" table:number-columns-repeated="6"/>
          <table:table-cell table:style-name="ce10" table:formula="of:=([.C58]-[.B58])+([.E58]-[.D58])+([.G58]-[.F58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4" calcext:value-type="date">
            <text:p>14 gennaio 2026</text:p>
          </table:table-cell>
          <table:table-cell table:style-name="ce11" table:number-columns-repeated="6"/>
          <table:table-cell table:style-name="ce10" table:formula="of:=([.C59]-[.B59])+([.E59]-[.D59])+([.G59]-[.F59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5" calcext:value-type="date">
            <text:p>15 gennaio 2026</text:p>
          </table:table-cell>
          <table:table-cell table:style-name="ce11" table:number-columns-repeated="6"/>
          <table:table-cell table:style-name="ce10" table:formula="of:=([.C60]-[.B60])+([.E60]-[.D60])+([.G60]-[.F6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6" calcext:value-type="date">
            <text:p>16 gennaio 2026</text:p>
          </table:table-cell>
          <table:table-cell table:style-name="ce11" table:number-columns-repeated="6"/>
          <table:table-cell table:style-name="ce10" table:formula="of:=([.C61]-[.B61])+([.E61]-[.D61])+([.G61]-[.F61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7" calcext:value-type="date">
            <text:p>17 gennaio 2026</text:p>
          </table:table-cell>
          <table:table-cell table:style-name="ce11" table:number-columns-repeated="6"/>
          <table:table-cell table:style-name="ce10" table:formula="of:=([.C62]-[.B62])+([.E62]-[.D62])+([.G62]-[.F6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8" calcext:value-type="date">
            <text:p>18 gennaio 2026</text:p>
          </table:table-cell>
          <table:table-cell table:style-name="ce11" table:number-columns-repeated="6"/>
          <table:table-cell table:style-name="ce10" table:formula="of:=([.C63]-[.B63])+([.E63]-[.D63])+([.G63]-[.F63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9" calcext:value-type="date">
            <text:p>19 gennaio 2026</text:p>
          </table:table-cell>
          <table:table-cell table:style-name="ce11" office:value-type="time" office:time-value="PT11H55M00S" calcext:value-type="time">
            <text:p>11:55</text:p>
          </table:table-cell>
          <table:table-cell table:style-name="ce11" office:value-type="time" office:time-value="PT12H26M00S" calcext:value-type="time">
            <text:p>12:26</text:p>
          </table:table-cell>
          <table:table-cell table:style-name="ce11" office:value-type="time" office:time-value="PT18H00M00S" calcext:value-type="time">
            <text:p>18:00</text:p>
          </table:table-cell>
          <table:table-cell table:style-name="ce11" office:value-type="time" office:time-value="PT18H18M00S" calcext:value-type="time">
            <text:p>18:18</text:p>
          </table:table-cell>
          <table:table-cell table:style-name="ce11" table:number-columns-repeated="2"/>
          <table:table-cell table:style-name="ce11" table:formula="of:=([.C64]-[.B64])+([.E64]-[.D64])+([.G64]-[.F64])" office:value-type="time" office:time-value="PT00H49M00S" calcext:value-type="time">
            <text:p>00:49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0" calcext:value-type="date">
            <text:p>20 gennaio 2026</text:p>
          </table:table-cell>
          <table:table-cell table:style-name="ce11" table:number-columns-repeated="6"/>
          <table:table-cell table:style-name="ce10" table:formula="of:=([.C65]-[.B65])+([.E65]-[.D65])+([.G65]-[.F65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1" calcext:value-type="date">
            <text:p>21 gennaio 2026</text:p>
          </table:table-cell>
          <table:table-cell table:style-name="ce11" table:number-columns-repeated="6"/>
          <table:table-cell table:style-name="ce10" table:formula="of:=([.C66]-[.B66])+([.E66]-[.D66])+([.G66]-[.F6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2" calcext:value-type="date">
            <text:p>22 gennaio 2026</text:p>
          </table:table-cell>
          <table:table-cell table:style-name="ce11" table:number-columns-repeated="6"/>
          <table:table-cell table:style-name="ce10" table:formula="of:=([.C67]-[.B67])+([.E67]-[.D67])+([.G67]-[.F67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3" calcext:value-type="date">
            <text:p>23 gennaio 2026</text:p>
          </table:table-cell>
          <table:table-cell table:style-name="ce11" table:number-columns-repeated="6"/>
          <table:table-cell table:style-name="ce10" table:formula="of:=([.C68]-[.B68])+([.E68]-[.D68])+([.G68]-[.F68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4" calcext:value-type="date">
            <text:p>24 gennaio 2026</text:p>
          </table:table-cell>
          <table:table-cell table:style-name="ce11" table:number-columns-repeated="6"/>
          <table:table-cell table:style-name="ce10" table:formula="of:=([.C69]-[.B69])+([.E69]-[.D69])+([.G69]-[.F69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5" calcext:value-type="date">
            <text:p>25 gennaio 2026</text:p>
          </table:table-cell>
          <table:table-cell table:style-name="ce11" table:number-columns-repeated="6"/>
          <table:table-cell table:style-name="ce10" table:formula="of:=([.C70]-[.B70])+([.E70]-[.D70])+([.G70]-[.F7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6" calcext:value-type="date">
            <text:p>26 gennaio 2026</text:p>
          </table:table-cell>
          <table:table-cell table:style-name="ce11" table:number-columns-repeated="6"/>
          <table:table-cell table:style-name="ce10" table:formula="of:=([.C71]-[.B71])+([.E71]-[.D71])+([.G71]-[.F71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7" calcext:value-type="date">
            <text:p>27 gennaio 2026</text:p>
          </table:table-cell>
          <table:table-cell table:style-name="ce11" table:number-columns-repeated="6"/>
          <table:table-cell table:style-name="ce10" table:formula="of:=([.C72]-[.B72])+([.E72]-[.D72])+([.G72]-[.F7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8" calcext:value-type="date">
            <text:p>28 gennaio 2026</text:p>
          </table:table-cell>
          <table:table-cell table:style-name="ce11" table:number-columns-repeated="6"/>
          <table:table-cell table:style-name="ce10" table:formula="of:=([.C73]-[.B73])+([.E73]-[.D73])+([.G73]-[.F73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9" calcext:value-type="date">
            <text:p>29 gennaio 2026</text:p>
          </table:table-cell>
          <table:table-cell table:style-name="ce11" table:number-columns-repeated="6"/>
          <table:table-cell table:style-name="ce10" table:formula="of:=([.C74]-[.B74])+([.E74]-[.D74])+([.G74]-[.F74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30" calcext:value-type="date">
            <text:p>30 gennaio 2026</text:p>
          </table:table-cell>
          <table:table-cell table:style-name="ce11" table:number-columns-repeated="6"/>
          <table:table-cell table:style-name="ce10" table:formula="of:=([.C75]-[.B75])+([.E75]-[.D75])+([.G75]-[.F75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31" calcext:value-type="date">
            <text:p>31 gennaio 2026</text:p>
          </table:table-cell>
          <table:table-cell table:style-name="ce11" table:number-columns-repeated="6"/>
          <table:table-cell table:style-name="ce10" table:formula="of:=([.C76]-[.B76])+([.E76]-[.D76])+([.G76]-[.F7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17" office:value-type="string" calcext:value-type="string" table:number-columns-spanned="7" table:number-rows-spanned="1">
            <text:p>Totale: </text:p>
          </table:table-cell>
          <table:covered-table-cell table:number-columns-repeated="6" table:style-name="ce12"/>
          <table:table-cell table:style-name="ce25" table:formula="of:=(SUM([.H46:.H76]))+[.H43]" office:value-type="time" office:time-value="PT15H35M00S" calcext:value-type="time">
            <text:p>15:35</text:p>
          </table:table-cell>
          <table:table-cell table:number-columns-repeated="16376"/>
        </table:table-row>
        <table:table-row table:style-name="ro3">
          <table:table-cell table:style-name="ce14" office:value-type="string" calcext:value-type="string" table:number-columns-spanned="8" table:number-rows-spanned="1">
            <text:p>Marzo</text:p>
          </table:table-cell>
          <table:covered-table-cell table:number-columns-repeated="6" table:style-name="ce12"/>
          <table:covered-table-cell table:style-name="ce10" table:formula="of:=([.C78]-[.B78])+([.E78]-[.D78])+([.G78]-[.F78])" office:value-type="time" office:time-value="PT00H00M00S" calcext:value-type="time">
            <text:p>00:00</text:p>
          </table:covered-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1" calcext:value-type="date">
            <text:p>1 marzo 2026</text:p>
          </table:table-cell>
          <table:table-cell table:style-name="ce11" table:number-columns-repeated="6"/>
          <table:table-cell table:style-name="ce10" table:formula="of:=([.C80]-[.B80])+([.E80]-[.D80])+([.G80]-[.F8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2" calcext:value-type="date">
            <text:p>2 marzo 2026</text:p>
          </table:table-cell>
          <table:table-cell table:style-name="ce11" table:number-columns-repeated="6"/>
          <table:table-cell table:style-name="ce10" table:formula="of:=([.C81]-[.B81])+([.E81]-[.D81])+([.G81]-[.F81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3" calcext:value-type="date">
            <text:p>3 marzo 2026</text:p>
          </table:table-cell>
          <table:table-cell table:style-name="ce11" table:number-columns-repeated="6"/>
          <table:table-cell table:style-name="ce10" table:formula="of:=([.C82]-[.B82])+([.E82]-[.D82])+([.G82]-[.F8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4" calcext:value-type="date">
            <text:p>4 marzo 2026</text:p>
          </table:table-cell>
          <table:table-cell table:style-name="ce11" table:number-columns-repeated="6"/>
          <table:table-cell table:style-name="ce10" table:formula="of:=([.C83]-[.B83])+([.E83]-[.D83])+([.G83]-[.F83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5" calcext:value-type="date">
            <text:p>5 marzo 2026</text:p>
          </table:table-cell>
          <table:table-cell table:style-name="ce11" table:number-columns-repeated="6"/>
          <table:table-cell table:style-name="ce10" table:formula="of:=([.C84]-[.B84])+([.E84]-[.D84])+([.G84]-[.F84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6" calcext:value-type="date">
            <text:p>6 marzo 2026</text:p>
          </table:table-cell>
          <table:table-cell table:style-name="ce11" table:number-columns-repeated="6"/>
          <table:table-cell table:style-name="ce10" table:formula="of:=([.C85]-[.B85])+([.E85]-[.D85])+([.G85]-[.F85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7" calcext:value-type="date">
            <text:p>7 marzo 2026</text:p>
          </table:table-cell>
          <table:table-cell table:style-name="ce11" table:number-columns-repeated="6"/>
          <table:table-cell table:style-name="ce10" table:formula="of:=([.C86]-[.B86])+([.E86]-[.D86])+([.G86]-[.F8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8" calcext:value-type="date">
            <text:p>8 marzo 2026</text:p>
          </table:table-cell>
          <table:table-cell table:style-name="ce11" office:value-type="time" office:time-value="PT10H14M00S" calcext:value-type="time">
            <text:p>10:14</text:p>
          </table:table-cell>
          <table:table-cell table:style-name="ce11" office:value-type="time" office:time-value="PT12H24M00S" calcext:value-type="time">
            <text:p>12:24</text:p>
          </table:table-cell>
          <table:table-cell table:style-name="ce11" office:value-type="time" office:time-value="PT16H50M00S" calcext:value-type="time">
            <text:p>16:50</text:p>
          </table:table-cell>
          <table:table-cell table:style-name="ce11" office:value-type="time" office:time-value="PT17H29M00S" calcext:value-type="time">
            <text:p>17:29</text:p>
          </table:table-cell>
          <table:table-cell table:style-name="ce11" table:number-columns-repeated="2"/>
          <table:table-cell table:style-name="ce11" table:formula="of:=([.C87]-[.B87])+([.E87]-[.D87])+([.G87]-[.F87])" office:value-type="time" office:time-value="PT02H49M00S" calcext:value-type="time">
            <text:p>02:49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9" calcext:value-type="date">
            <text:p>9 marzo 2026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11" office:value-type="time" office:time-value="PT12H00M00S" calcext:value-type="time">
            <text:p>12:00</text:p>
          </table:table-cell>
          <table:table-cell table:style-name="ce11" office:value-type="time" office:time-value="PT14H00M00S" calcext:value-type="time">
            <text:p>14:00</text:p>
          </table:table-cell>
          <table:table-cell table:style-name="ce11" office:value-type="time" office:time-value="PT18H00M00S" calcext:value-type="time">
            <text:p>18:00</text:p>
          </table:table-cell>
          <table:table-cell table:style-name="ce11" table:number-columns-repeated="2"/>
          <table:table-cell table:style-name="ce11" table:formula="of:=([.C88]-[.B88])+([.E88]-[.D88])+([.G88]-[.F88])" office:value-type="time" office:time-value="PT06H00M00S" calcext:value-type="time">
            <text:p>06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0" calcext:value-type="date">
            <text:p>10 marzo 2026</text:p>
          </table:table-cell>
          <table:table-cell table:style-name="ce11" table:number-columns-repeated="6"/>
          <table:table-cell table:style-name="ce10" table:formula="of:=([.C89]-[.B89])+([.E89]-[.D89])+([.G89]-[.F89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1" calcext:value-type="date">
            <text:p>11 marzo 2026</text:p>
          </table:table-cell>
          <table:table-cell table:style-name="ce11" table:number-columns-repeated="6"/>
          <table:table-cell table:style-name="ce10" table:formula="of:=([.C90]-[.B90])+([.E90]-[.D90])+([.G90]-[.F9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2" calcext:value-type="date">
            <text:p>12 marzo 2026</text:p>
          </table:table-cell>
          <table:table-cell table:style-name="ce11" table:number-columns-repeated="6"/>
          <table:table-cell table:style-name="ce10" table:formula="of:=([.C91]-[.B91])+([.E91]-[.D91])+([.G91]-[.F91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3" calcext:value-type="date">
            <text:p>13 marzo 2026</text:p>
          </table:table-cell>
          <table:table-cell table:style-name="ce11" table:number-columns-repeated="6"/>
          <table:table-cell table:style-name="ce10" table:formula="of:=([.C92]-[.B92])+([.E92]-[.D92])+([.G92]-[.F9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4" calcext:value-type="date">
            <text:p>14 marzo 2026</text:p>
          </table:table-cell>
          <table:table-cell table:style-name="ce11" table:number-columns-repeated="6"/>
          <table:table-cell table:style-name="ce10" table:formula="of:=([.C93]-[.B93])+([.E93]-[.D93])+([.G93]-[.F93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5" calcext:value-type="date">
            <text:p>15 marzo 2026</text:p>
          </table:table-cell>
          <table:table-cell table:style-name="ce11" table:number-columns-repeated="6"/>
          <table:table-cell table:style-name="ce10" table:formula="of:=([.C94]-[.B94])+([.E94]-[.D94])+([.G94]-[.F94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6" calcext:value-type="date">
            <text:p>16 marzo 2026</text:p>
          </table:table-cell>
          <table:table-cell table:style-name="ce11" table:number-columns-repeated="6"/>
          <table:table-cell table:style-name="ce10" table:formula="of:=([.C95]-[.B95])+([.E95]-[.D95])+([.G95]-[.F95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7" calcext:value-type="date">
            <text:p>17 marzo 2026</text:p>
          </table:table-cell>
          <table:table-cell table:style-name="ce11" table:number-columns-repeated="6"/>
          <table:table-cell table:style-name="ce10" table:formula="of:=([.C96]-[.B96])+([.E96]-[.D96])+([.G96]-[.F9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8" calcext:value-type="date">
            <text:p>18 marzo 2026</text:p>
          </table:table-cell>
          <table:table-cell table:style-name="ce11" table:number-columns-repeated="6"/>
          <table:table-cell table:style-name="ce10" table:formula="of:=([.C97]-[.B97])+([.E97]-[.D97])+([.G97]-[.F97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9" calcext:value-type="date">
            <text:p>19 marzo 2026</text:p>
          </table:table-cell>
          <table:table-cell table:style-name="ce11" table:number-columns-repeated="6"/>
          <table:table-cell table:style-name="ce10" table:formula="of:=([.C98]-[.B98])+([.E98]-[.D98])+([.G98]-[.F98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0" calcext:value-type="date">
            <text:p>20 marzo 2026</text:p>
          </table:table-cell>
          <table:table-cell table:style-name="ce11" table:number-columns-repeated="6"/>
          <table:table-cell table:style-name="ce10" table:formula="of:=([.C99]-[.B99])+([.E99]-[.D99])+([.G99]-[.F99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1" calcext:value-type="date">
            <text:p>21 marzo 2026</text:p>
          </table:table-cell>
          <table:table-cell table:style-name="ce11" table:number-columns-repeated="6"/>
          <table:table-cell table:style-name="ce10" table:formula="of:=([.C100]-[.B100])+([.E100]-[.D100])+([.G100]-[.F10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2" calcext:value-type="date">
            <text:p>22 marzo 2026</text:p>
          </table:table-cell>
          <table:table-cell table:style-name="ce11" table:number-columns-repeated="6"/>
          <table:table-cell table:style-name="ce10" table:formula="of:=([.C101]-[.B101])+([.E101]-[.D101])+([.G101]-[.F101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3" calcext:value-type="date">
            <text:p>23 marzo 2026</text:p>
          </table:table-cell>
          <table:table-cell table:style-name="ce11" table:number-columns-repeated="6"/>
          <table:table-cell table:style-name="ce10" table:formula="of:=([.C102]-[.B102])+([.E102]-[.D102])+([.G102]-[.F10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4" calcext:value-type="date">
            <text:p>24 marzo 2026</text:p>
          </table:table-cell>
          <table:table-cell table:style-name="ce11" table:number-columns-repeated="6"/>
          <table:table-cell table:style-name="ce10" table:formula="of:=([.C103]-[.B103])+([.E103]-[.D103])+([.G103]-[.F103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5" calcext:value-type="date">
            <text:p>25 marzo 2026</text:p>
          </table:table-cell>
          <table:table-cell table:style-name="ce11" table:number-columns-repeated="6"/>
          <table:table-cell table:style-name="ce10" table:formula="of:=([.C104]-[.B104])+([.E104]-[.D104])+([.G104]-[.F104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6" calcext:value-type="date">
            <text:p>26 marzo 2026</text:p>
          </table:table-cell>
          <table:table-cell table:style-name="ce11" table:number-columns-repeated="6"/>
          <table:table-cell table:style-name="ce10" table:formula="of:=([.C105]-[.B105])+([.E105]-[.D105])+([.G105]-[.F105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7" calcext:value-type="date">
            <text:p>27 marzo 2026</text:p>
          </table:table-cell>
          <table:table-cell table:style-name="ce11" table:number-columns-repeated="6"/>
          <table:table-cell table:style-name="ce10" table:formula="of:=([.C106]-[.B106])+([.E106]-[.D106])+([.G106]-[.F10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8" calcext:value-type="date">
            <text:p>28 marzo 2026</text:p>
          </table:table-cell>
          <table:table-cell table:style-name="ce11" table:number-columns-repeated="6"/>
          <table:table-cell table:style-name="ce10" table:formula="of:=([.C107]-[.B107])+([.E107]-[.D107])+([.G107]-[.F107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9" calcext:value-type="date">
            <text:p>29 marzo 2026</text:p>
          </table:table-cell>
          <table:table-cell table:style-name="ce11" table:number-columns-repeated="6"/>
          <table:table-cell table:style-name="ce10" table:formula="of:=([.C108]-[.B108])+([.E108]-[.D108])+([.G108]-[.F108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30" calcext:value-type="date">
            <text:p>30 marzo 2026</text:p>
          </table:table-cell>
          <table:table-cell table:style-name="ce11" table:number-columns-repeated="6"/>
          <table:table-cell table:style-name="ce10" table:formula="of:=([.C109]-[.B109])+([.E109]-[.D109])+([.G109]-[.F109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31" calcext:value-type="date">
            <text:p>31 marzo 2026</text:p>
          </table:table-cell>
          <table:table-cell table:style-name="ce11" table:number-columns-repeated="6"/>
          <table:table-cell table:style-name="ce10" table:formula="of:=([.C110]-[.B110])+([.E110]-[.D110])+([.G110]-[.F11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17" office:value-type="string" calcext:value-type="string" table:number-columns-spanned="7" table:number-rows-spanned="1">
            <text:p>Totale: </text:p>
          </table:table-cell>
          <table:covered-table-cell table:number-columns-repeated="6" table:style-name="ce12"/>
          <table:table-cell table:style-name="ce25" table:formula="of:=(SUM([.H80:.H110];[.H77]))" office:value-type="time" office:time-value="PT24H24M00S" calcext:value-type="time">
            <text:p>00:24</text:p>
          </table:table-cell>
          <table:table-cell table:number-columns-repeated="16376"/>
        </table:table-row>
        <table:table-row table:style-name="ro3" table:number-rows-repeated="104846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/00/0000</text:date>, <text:time style:data-style-name="N2" text:time-value="21:36:33.8346294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10:58:56.460422612</meta:creation-date>
    <dc:date>2026-03-10T21:38:41.781626152</dc:date>
    <meta:editing-duration>PT4H21M28S</meta:editing-duration>
    <meta:editing-cycles>13</meta:editing-cycles>
    <meta:generator>LibreOffice/24.2.7.2$Linux_X86_64 LibreOffice_project/420$Build-2</meta:generator>
    <meta:document-statistic meta:table-count="1" meta:cell-count="285" meta:object-count="0"/>
  </office:meta>
</office:document-meta>
</file>